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tact <text:s/>Type Code</text:p>
          </table:table-cell>
          <table:table-cell office:value-type="string" table:style-name="ce2">
            <text:p>Contact <text:s/>Type <text:s/>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Immediate <text:s/>Emergency <text:s/>Contact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Next <text:s/>of <text:s/>kin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Family <text:s/>relation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Guardian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Agent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6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48:15Z</meta:creation-date>
    <dc:date>2020-04-29T09:50:44Z</dc:date>
    <meta:user-defined meta:name="WorkbookGuid">3add95f7-77bf-4539-bda1-9a9ed4349115</meta:user-defined>
    <meta:user-defined meta:name="ConnectionInfosStorage">WorkbookXmlParts</meta:user-defined>
  </office:meta>
</office:document-meta>
</file>